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0pt" fo:font-weight="normal" officeooo:rsid="0015cf30" officeooo:paragraph-rsid="0004a9bf" style:font-size-asian="8.75pt" style:font-weight-asian="normal" style:font-size-complex="10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size="10pt" fo:font-weight="normal" officeooo:rsid="0015cf30" officeooo:paragraph-rsid="0008abd2" style:font-size-asian="8.75pt" style:font-weight-asian="normal" style:font-size-complex="10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ize="10pt" fo:font-weight="normal" officeooo:rsid="0015cf30" officeooo:paragraph-rsid="0011aa5c" style:font-size-asian="8.75pt" style:font-weight-asian="normal" style:font-size-complex="10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fo:font-size="20pt" officeooo:rsid="0014e47c" officeooo:paragraph-rsid="0000f73e" style:font-size-asian="20pt" style:font-size-complex="20pt"/>
    </style:style>
    <style:style style:name="P5" style:family="paragraph" style:parent-style-name="Preformatted_20_Text">
      <style:paragraph-properties fo:text-align="start" style:justify-single-word="false"/>
      <style:text-properties fo:font-weight="normal" officeooo:rsid="0014e47c" officeooo:paragraph-rsid="0000f73e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weight="normal" officeooo:rsid="0015cf30" officeooo:paragraph-rsid="0000f73e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officeooo:rsid="0014e47c" officeooo:paragraph-rsid="0000f73e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14e47c" officeooo:paragraph-rsid="0000f73e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15cf30" officeooo:paragraph-rsid="0004a9bf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normal" officeooo:rsid="0008abd2" officeooo:paragraph-rsid="0008abd2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2pt" fo:font-weight="normal" officeooo:rsid="000849ff" officeooo:paragraph-rsid="000849ff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2pt" officeooo:rsid="0014e47c" officeooo:paragraph-rsid="0000f73e" style:font-size-asian="12pt" style:font-size-complex="12pt"/>
    </style:style>
    <style:style style:name="P13" style:family="paragraph" style:parent-style-name="Preformatted_20_Text">
      <style:paragraph-properties fo:text-align="justify" style:justify-single-word="false"/>
      <style:text-properties fo:font-size="10pt" fo:font-weight="normal" officeooo:rsid="0011aa5c" officeooo:paragraph-rsid="0011aa5c" style:font-size-asian="8.75pt" style:font-weight-asian="normal" style:font-size-complex="10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0pt" fo:font-weight="normal" officeooo:rsid="0004a9bf" officeooo:paragraph-rsid="0008abd2" style:font-size-asian="8.75pt" style:font-weight-asian="normal" style:font-size-complex="10pt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fo:font-size="10pt" fo:font-weight="normal" officeooo:rsid="0015cf30" officeooo:paragraph-rsid="0004a9bf" style:font-size-asian="8.75pt" style:font-weight-asian="normal" style:font-size-complex="10pt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fo:font-size="10pt" fo:font-weight="normal" officeooo:rsid="0015cf30" officeooo:paragraph-rsid="0008abd2" style:font-size-asian="8.75pt" style:font-weight-asian="normal" style:font-size-complex="10pt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fo:font-size="10pt" fo:font-weight="normal" officeooo:rsid="0015cf30" officeooo:paragraph-rsid="0011aa5c" style:font-size-asian="8.75pt" style:font-weight-asian="normal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04a9bf" officeooo:paragraph-rsid="0004a9bf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weight="normal" officeooo:rsid="0005c3e9" officeooo:paragraph-rsid="0004a9bf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fo:font-size="12pt" fo:font-weight="normal" officeooo:rsid="0008abd2" officeooo:paragraph-rsid="0008abd2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fo:font-size="12pt" fo:font-weight="normal" officeooo:rsid="0015cf30" officeooo:paragraph-rsid="0004a9bf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20pt" fo:font-weight="normal" officeooo:rsid="0015cf30" officeooo:paragraph-rsid="0000f73e" style:font-size-asian="17.5pt" style:font-weight-asian="normal" style:font-size-complex="20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font-size="20pt" fo:font-weight="normal" officeooo:rsid="0010bd00" officeooo:paragraph-rsid="0010bd00" style:font-size-asian="17.5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cf30" style:font-weight-asian="normal" style:font-weight-complex="normal"/>
    </style:style>
    <style:style style:name="T4" style:family="text">
      <style:text-properties officeooo:rsid="0004a9bf"/>
    </style:style>
    <style:style style:name="T5" style:family="text">
      <style:text-properties officeooo:rsid="0005c3e9"/>
    </style:style>
    <style:style style:name="T6" style:family="text">
      <style:text-properties officeooo:rsid="000849ff"/>
    </style:style>
    <style:style style:name="T7" style:family="text">
      <style:text-properties officeooo:rsid="000e8789"/>
    </style:style>
    <style:style style:name="T8" style:family="text">
      <style:text-properties officeooo:rsid="000e911b"/>
    </style:style>
    <style:style style:name="T9" style:family="text">
      <style:text-properties officeooo:rsid="0010bd00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27c85" style:font-size-asian="12pt" style:font-size-complex="12pt"/>
    </style:style>
    <style:style style:name="T12" style:family="text">
      <style:text-properties fo:font-size="12pt" officeooo:rsid="0008abd2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officeooo:rsid="0011aa5c"/>
    </style:style>
    <style:style style:name="T16" style:family="text">
      <style:text-properties officeooo:rsid="0011ff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crição do <text:span text:style-name="T1">ifserver</text:span></text:p>
      <text:p text:style-name="P5"/>
      <text:p text:style-name="P7"><text:span text:style-name="T2"><text:tab/></text:span><text:span text:style-name="T13">Inicialmente explanamos uma visão geral da solução web </text:span><text:span text:style-name="T14">ifserver</text:span><text:span text:style-name="T13">, logo após, listamos todas as pastas e os arquivos que a compõem, seguido de uma descrição de cada arquivo e sua função dentro do escopo da solução web </text:span><text:span text:style-name="T14">ifserver</text:span><text:span text:style-name="T13">.</text:span></text:p>
      <text:p text:style-name="P8"/>
      <text:p text:style-name="P12"><text:span text:style-name="T2"><text:tab/>Logo ao decidir-se por uma solução web, devido ao ganho de portabilidade, e uma maior escalabilidade, consulta</text:span><text:span text:style-name="T3">s feitas</text:span><text:span text:style-name="T2"> com </text:span><text:span text:style-name="T3">o Professor Francisco Dantas Nobre Neto, indicaram que o melhor framework para o nosso escopo séria o Django.</text:span></text:p>
      <text:p text:style-name="P6"/>
      <text:p text:style-name="P6"/>
      <text:p text:style-name="P22">Escopo</text:p>
      <text:p text:style-name="P15"><text:tab/><text:span text:style-name="T10">Nosso escopo é desenvolver uma solução web, capaz d</text:span><text:span text:style-name="T11">ar suporte tanto ao cliente final quanto ao médico especialista na realização dos exames que o equipamento fará, dispondo de funcionalidades como zoom (atualmente o zoom dado é de 4x), percorrer o sinal no tempo, imprimir o resultado com qualidade elevada. A aplicação web segue um conceito de desenvolvimento chamado Design UX e usabilidade, onde a implementação da solução é baseado na experiência do usuário, e a usabilidade da solução é constantemente monitorada através de diagramas de usabilidade(diagramas de usabilidade são mapas do caminho que o usuário faz para realizar uma determinada ação dentro da aplicação web).</text:span></text:p>
      <text:p text:style-name="P15"/>
      <text:p text:style-name="P23">Tecnologias Aplicadas</text:p>
      <text:p text:style-name="P16"><text:tab/><text:span text:style-name="T9">As tecnologias aplicadas nesta solução web são as seguintes HTML5, JavaScript, CSS3, Bootstrap, Django, Jquery, Google Charts, python. Abaixo segue o uso de cada uma das tecnologias;</text:span></text:p>
      <text:p text:style-name="P16"/>
      <text:p text:style-name="P16"><text:tab/><text:span text:style-name="T9">HTML5 – Todas as páginas web da solução são desenvolvidas com HTML5, assim o fizemos, devido a já grande adoção do HTML5 nos browsers modernos, também devido a uma maior gama de atributos, permitindo assim, melhor desenvolvimento;</text:span></text:p>
      <text:p text:style-name="P16"/>
      <text:p text:style-name="P16"><text:tab/><text:span text:style-name="T15">JavaScript – Toda a interação cliente-servidor é feita com JavaScript (solicitações AJAX) e toda a interação cliente-aplicação também, com esta linguagem através da API Google Charts também são montados os gráficos dos exames cardiológicos;</text:span></text:p>
      <text:p text:style-name="P16"/>
      <text:p text:style-name="P17"><text:tab/><text:span text:style-name="T15">CSS3/Bootstrap – A estilização das páginas que compõem a solução web, são feitas com CSS3 e Bootstrap esse framework front-end que auxilia na estilização das páginas disponibilizando templates para o programador apenas adaptar-lo à sua solução.</text:span></text:p>
      <text:p text:style-name="P17"/>
      <text:p text:style-name="P13"><text:tab/>Django – Django é a principal ferramenta no desenvolvimento da solução WEB com ele montamos nossos modelos, nossas views, e os associamos através das urls com os templates.</text:p>
      <text:p text:style-name="P17"/>
      <text:p text:style-name="P17"><text:tab/><text:span text:style-name="T15">Jquery – este framework disponibiliza métodos para requisições AJAX e uma série de outros métodos que agilizam o desenvolvimento de soluções WEB. No projeto Jquery é usado para auto-solicitar ao servidor dados (através de solicitações AJAX) para que a API Google Charts fique redesenhando o gráfico em certos intervalos de tempo para o usuário o visualizar.</text:span></text:p>
      <text:p text:style-name="P3"/>
      <text:p text:style-name="P3"><text:tab/><text:span text:style-name="T16">Python – Para se montar aplicações django deve-se utilizar a linguagem de </text:span><text:soft-page-break/><text:span text:style-name="T16">programação python.</text:span></text:p>
      <text:p text:style-name="P2"/>
      <text:p text:style-name="P14">A estrutura do projeto segue abaixo;</text:p>
      <text:p text:style-name="P18">ifserver</text:p>
      <text:p text:style-name="P9"><text:span text:style-name="T5">|---- about</text:span></text:p>
      <text:p text:style-name="P9"><text:span text:style-name="T5">|<text:tab/>|---- admin.py</text:span></text:p>
      <text:p text:style-name="P9"><text:span text:style-name="T5">|<text:tab/>|---- apps.py</text:span></text:p>
      <text:p text:style-name="P9"><text:span text:style-name="T5">|<text:tab/>|---- </text:span>__<text:span text:style-name="T4">init__.py</text:span></text:p>
      <text:p text:style-name="P9"><text:span text:style-name="T5">|<text:tab/>|---- migrations</text:span></text:p>
      <text:p text:style-name="P9"><text:span text:style-name="T5">|<text:tab/>|---- models.py</text:span></text:p>
      <text:p text:style-name="P9"><text:span text:style-name="T5">|<text:tab/>|---- </text:span>__<text:span text:style-name="T4">pycache__</text:span></text:p>
      <text:p text:style-name="P9"><text:span text:style-name="T5">|<text:tab/>|---- static</text:span></text:p>
      <text:p text:style-name="P9"><text:span text:style-name="T5">|</text:span><text:tab/><text:span text:style-name="T5">|</text:span><text:tab/><text:span text:style-name="T5">|---- css</text:span></text:p>
      <text:p text:style-name="P9"><text:span text:style-name="T5">|</text:span><text:tab/><text:span text:style-name="T5">|</text:span><text:tab/><text:span text:style-name="T5">|</text:span><text:tab/><text:span text:style-name="T5">|---- BASE_about.css</text:span></text:p>
      <text:p text:style-name="P9"><text:span text:style-name="T5">|</text:span><text:tab/><text:span text:style-name="T5">|</text:span><text:tab/><text:span text:style-name="T5">|</text:span><text:tab/><text:span text:style-name="T5">|---- HOME_stilys.css</text:span></text:p>
      <text:p text:style-name="P9"><text:span text:style-name="T5">|</text:span><text:tab/><text:span text:style-name="T5">|</text:span><text:tab/><text:span text:style-name="T5">|---- img</text:span></text:p>
      <text:p text:style-name="P9"><text:span text:style-name="T5">|</text:span><text:tab/><text:span text:style-name="T5">|</text:span><text:tab/><text:span text:style-name="T5">|</text:span><text:tab/><text:span text:style-name="T5">|---- campus-campina-grande.png</text:span></text:p>
      <text:p text:style-name="P9"><text:span text:style-name="T5">|</text:span><text:tab/><text:span text:style-name="T5">|</text:span><text:tab/><text:span text:style-name="T5">|</text:span><text:tab/><text:span text:style-name="T5">|---- logoIFcardio.png</text:span></text:p>
      <text:p text:style-name="P9"><text:span text:style-name="T5">|</text:span><text:tab/><text:span text:style-name="T5">|</text:span><text:tab/><text:span text:style-name="T5">|</text:span><text:tab/><text:span text:style-name="T5">|---- prototipo01.png</text:span></text:p>
      <text:p text:style-name="P9"><text:span text:style-name="T5">|</text:span><text:tab/><text:span text:style-name="T5">|</text:span><text:tab/><text:span text:style-name="T5">|</text:span><text:tab/><text:span text:style-name="T5">|---- rodape_Template.png</text:span></text:p>
      <text:p text:style-name="P9"><text:span text:style-name="T5">|</text:span><text:tab/><text:span text:style-name="T5">|</text:span><text:tab/><text:span text:style-name="T5">|---- js</text:span></text:p>
      <text:p text:style-name="P9"><text:span text:style-name="T5">|</text:span><text:tab/><text:span text:style-name="T5">|</text:span><text:tab/><text:span text:style-name="T5">|</text:span><text:tab/><text:span text:style-name="T5">|---- example_examn.js</text:span></text:p>
      <text:p text:style-name="P19">|<text:tab/>|---- templates</text:p>
      <text:p text:style-name="P9"><text:span text:style-name="T5">|</text:span><text:tab/><text:span text:style-name="T5">|</text:span><text:tab/><text:span text:style-name="T5">|---- about</text:span></text:p>
      <text:p text:style-name="P9"><text:span text:style-name="T6">|</text:span><text:tab/><text:span text:style-name="T6">|</text:span><text:tab/><text:span text:style-name="T6">|</text:span><text:tab/><text:span text:style-name="T6">|---- BASE_about.html</text:span></text:p>
      <text:p text:style-name="P9"><text:span text:style-name="T6">|</text:span><text:tab/><text:span text:style-name="T6">|</text:span><text:tab/><text:span text:style-name="T6">|</text:span><text:tab/><text:span text:style-name="T6">|---- template_base.html</text:span></text:p>
      <text:p text:style-name="P9"><text:span text:style-name="T5">|</text:span><text:tab/><text:span text:style-name="T5">|</text:span><text:tab/><text:span text:style-name="T5">|---- contact</text:span></text:p>
      <text:p text:style-name="P9"><text:span text:style-name="T6">|</text:span><text:tab/><text:span text:style-name="T6">|</text:span><text:tab/><text:span text:style-name="T6">|</text:span><text:tab/><text:span text:style-name="T6">|----cont act_template.html</text:span></text:p>
      <text:p text:style-name="P9"><text:span text:style-name="T5">|</text:span><text:tab/><text:span text:style-name="T5">|</text:span><text:tab/><text:span text:style-name="T5">|---- help</text:span></text:p>
      <text:p text:style-name="P9"><text:span text:style-name="T6">|</text:span><text:tab/><text:span text:style-name="T6">|</text:span><text:tab/><text:span text:style-name="T6">|</text:span><text:tab/><text:span text:style-name="T6">|---- help_template.html</text:span></text:p>
      <text:p text:style-name="P9"><text:span text:style-name="T5">|</text:span><text:tab/><text:span text:style-name="T5">|</text:span><text:tab/><text:span text:style-name="T5">|---- home</text:span></text:p>
      <text:p text:style-name="P9"><text:span text:style-name="T6">|</text:span><text:tab/><text:span text:style-name="T6">|</text:span><text:tab/><text:span text:style-name="T6">|</text:span><text:tab/><text:span text:style-name="T6">|---- home_template.html</text:span></text:p>
      <text:p text:style-name="P19">|<text:tab/>|---- tests.py</text:p>
      <text:p text:style-name="P9"><text:span text:style-name="T5">|<text:tab/>|---- views.py</text:span></text:p>
      <text:p text:style-name="P10">|---- charts</text:p>
      <text:p text:style-name="P9"><text:span text:style-name="T5">|---- db.sqlite3</text:span></text:p>
      <text:p text:style-name="P9"><text:span text:style-name="T5">|---- ifserver</text:span></text:p>
      <text:p text:style-name="P9"><text:span text:style-name="T6">|</text:span><text:tab/><text:span text:style-name="T6">|---- __init__.py</text:span></text:p>
      <text:p text:style-name="P9"><text:span text:style-name="T6">|</text:span><text:tab/><text:span text:style-name="T6">|---- __pycache__</text:span></text:p>
      <text:p text:style-name="P11">|<text:tab/>|---- settings.py</text:p>
      <text:p text:style-name="P11">|<text:tab/>|---- urls.py</text:p>
      <text:p text:style-name="P11">|<text:tab/>|---- wsgi.py</text:p>
      <text:p text:style-name="P9"><text:span text:style-name="T6">|<text:tab/>|---- manage.py</text:span></text:p>
      <text:p text:style-name="P9"/>
      <text:p text:style-name="P1"/>
      <text:p text:style-name="P15"><text:tab/><text:span text:style-name="T12">Uma descrição das principais partes do projeto segue abaixo:</text:span></text:p>
      <text:p text:style-name="P21"/>
      <text:p text:style-name="P20">Tanto a pasta about quanto a pasta charts são aplicações Django, ou seja, são módulos especiais que o desenvolvedor criou para modularizar o seu projeto. A aplicação about encapsula os dados, classes, métodos, templates (arquivos HTML5), arquivos *.js e *.css para representar <text:span text:style-name="T7">a página de ajuda da aplicação web.</text:span></text:p>
      <text:p text:style-name="P10"/>
      <text:p text:style-name="P20"><text:tab/><text:span text:style-name="T7">O arquivo settings.py contém todas as configurações da </text:span><text:soft-page-break/><text:span text:style-name="T7">aplicação web, como o banco de dados utilizado, configurações de arquivos estáticos, configurações de IP, alocação das aplicações que rodarão na solução web.</text:span></text:p>
      <text:p text:style-name="P20"/>
      <text:p text:style-name="P20"><text:tab/><text:span text:style-name="T8">O arquivo urls.py contém todas as configurações para as urls do site, neste arquivos também é referenciado as views com os templates através da url (quando o usuário requisita uma url django associa a view e o template para montar o página de forma dinâmica).</text:span></text:p>
      <text:p text:style-name="P20"/>
      <text:p text:style-name="P20"><text:tab/><text:span text:style-name="T8">O arquivo manage.py é um script python que contém configurações para o django em si. É a partir deste arquivo que executa-se o servidor django e uma série de outras configurações gerais.</text:span></text:p>
      <text:p text:style-name="P20"/>
      <text:p text:style-name="P20"><text:tab/><text:span text:style-name="T8">As views são funções python que acessam os módelos do banco de dados, a partir daí, elas manipulam estes dados com alguma lógica que o programador impô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4:10:11.957820481</dc:date>
    <meta:editing-duration>PT27M28S</meta:editing-duration>
    <meta:editing-cycles>12</meta:editing-cycles>
    <meta:generator>LibreOffice/5.2.7.2$Linux_x86 LibreOffice_project/20m0$Build-2</meta:generator>
    <meta:document-statistic meta:table-count="0" meta:image-count="0" meta:object-count="0" meta:page-count="3" meta:paragraph-count="60" meta:word-count="757" meta:character-count="4718" meta:non-whitespace-character-count="4001"/>
  </office:meta>
</office:document-meta>
</file>